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358cm" fo:min-width="3.001cm"/>
    </style:style>
    <style:style style:name="gr2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25cm" fo:min-width="1.5cm"/>
    </style:style>
    <style:style style:name="gr3" style:family="graphic" style:parent-style-name="objectwithoutfill">
      <style:graphic-properties svg:stroke-width="0.1cm" svg:stroke-color="#99ff66" draw:marker-start-width="0.5cm" draw:marker-end="Arrow" draw:marker-end-width="0.4cm" draw:fill="none" draw:fill-color="#99ff66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7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</style:style>
    <style:style style:name="gr6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9cm" fo:min-width="1.691cm"/>
    </style:style>
    <style:style style:name="gr7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cm" fo:min-width="4cm"/>
    </style:style>
    <style:style style:name="gr8" style:family="graphic" style:parent-style-name="objectwithoutfill">
      <style:graphic-properties svg:stroke-width="0.1cm" svg:stroke-color="#99ff66" draw:marker-start-width="0.5cm" draw:marker-end="" draw:marker-end-width="0.4cm" draw:fill="none" draw:fill-color="#99ff66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899cm"/>
    </style:style>
    <style:style style:name="gr10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501cm" fo:min-width="1.63cm"/>
    </style:style>
    <style:style style:name="gr11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0.456cm" fo:min-width="3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14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5cm" fo:min-width="3cm"/>
    </style:style>
    <style:style style:name="gr15" style:family="graphic" style:parent-style-name="standard">
      <style:graphic-properties draw:stroke="none" svg:stroke-color="#3465a4" draw:fill-color="#99ff66" draw:textarea-horizontal-align="justify" draw:textarea-vertical-align="middle" draw:auto-grow-height="false" fo:min-height="1.2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 draw:fill-color="#99ff66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5cm" svg:height="2cm" svg:x="6.75cm" svg:y="13.75cm">
          <text:p text:style-name="P1"><text:span text:style-name="T1">saída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2" draw:text-style-name="P3" draw:layer="layout" svg:width="4cm" svg:height="3cm" svg:x="10.75cm" svg:y="13.75cm">
            <text:p text:style-name="P1"><text:span text:style-name="T2">condição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3" draw:text-style-name="P4" draw:layer="layout" svg:width="3.867cm" svg:height="1.26cm" draw:transform="rotate (-0.342957198016887) translate (12.857359170449cm 15.9493309686866cm)" svg:viewBox="0 0 3868 1261" draw:points="0,319 336,1261 3868,0">
            <text:p/>
          </draw:polyline>
          <draw:line draw:style-name="gr3" draw:text-style-name="P4" draw:layer="layout" svg:x1="14.5cm" svg:y1="15.25cm" svg:x2="16.5cm" svg:y2="15.25cm">
            <text:p/>
          </draw:line>
          <draw:frame draw:style-name="gr4" draw:text-style-name="P5" draw:layer="layout" svg:width="1.234cm" svg:height="0.725cm" svg:x="14.75cm" svg:y="14.525cm">
            <draw:text-box>
              <text:p><text:span text:style-name="T3">true</text:span></text:p>
            </draw:text-box>
          </draw:frame>
          <draw:frame draw:style-name="gr5" draw:text-style-name="P5" draw:layer="layout" svg:width="1.399cm" svg:height="0.725cm" svg:x="14.601cm" svg:y="16.525cm">
            <draw:text-box>
              <text:p><text:span text:style-name="T3">fals</text:span><text:span text:style-name="T3">e</text:span></text:p>
            </draw:text-box>
          </draw:frame>
        </draw:g>
        <draw:custom-shape draw:style-name="gr6" draw:text-style-name="P6" draw:layer="layout" svg:width="3.601cm" svg:height="2.149cm" svg:x="2.75cm" svg:y="13.75cm">
          <text:p text:style-name="P1">entrad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draw:layer="layout" svg:width="4.5cm" svg:height="1.25cm" svg:x="4.5cm" svg:y="16.25cm">
          <text:p text:style-name="P1"><text:span text:style-name="T4">processamento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Padrão">
        <draw:g>
          <draw:custom-shape draw:style-name="gr2" draw:text-style-name="P3" draw:layer="layout" svg:width="4cm" svg:height="3cm" svg:x="7.601cm" svg:y="13.601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1.499cm" svg:height="3.749cm" draw:transform="rotate (-1.5707963267949) translate (13.351cm 17.351cm)" svg:viewBox="0 0 1500 3750" draw:points="0,0 1500,0 1500,3750">
            <text:p/>
          </draw:polyline>
          <draw:polyline draw:style-name="gr3" draw:text-style-name="P4" draw:layer="layout" svg:width="4.749cm" svg:height="3.749cm" draw:transform="rotate (-1.5707963267949) translate (9.601cm 15.101cm)" svg:viewBox="0 0 4750 3750" draw:points="0,1750 0,3750 3750,3750 3750,0 4750,0">
            <text:p/>
          </draw:polyline>
          <draw:custom-shape draw:style-name="gr1" draw:text-style-name="P6" draw:layer="layout" svg:width="3.5cm" svg:height="2cm" svg:x="11.601cm" svg:y="16.101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999cm" draw:transform="rotate (-1.5707963267949) translate (13.351cm 15.101cm)" svg:viewBox="0 0 1000 2000" draw:points="0,2000 0,0 1000,0">
            <text:p/>
          </draw:polyline>
          <draw:frame draw:style-name="gr4" draw:text-style-name="P5" draw:layer="layout" svg:width="1.234cm" svg:height="0.725cm" svg:x="11.601cm" svg:y="14.376cm">
            <draw:text-box>
              <text:p><text:span text:style-name="T3">true</text:span></text:p>
            </draw:text-box>
          </draw:frame>
          <draw:frame draw:style-name="gr9" draw:text-style-name="P5" draw:layer="layout" svg:width="1.399cm" svg:height="0.725cm" svg:x="6.367cm" svg:y="14.376cm">
            <draw:text-box>
              <text:p><text:span text:style-name="T3">false</text:span></text:p>
            </draw:text-box>
          </draw:frame>
          <draw:custom-shape draw:style-name="gr10" draw:text-style-name="P6" draw:layer="layout" svg:width="3.5cm" svg:height="1.75cm" svg:x="7.851cm" svg:y="10.851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9.601cm" svg:y1="12.601cm" svg:x2="9.601cm" svg:y2="13.601cm">
            <text:p/>
          </draw:line>
          <draw:custom-shape draw:style-name="gr11" draw:text-style-name="P6" draw:layer="layout" svg:width="4cm" svg:height="1cm" svg:x="7.601cm" svg:y="8.851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9.601cm" svg:y1="9.851cm" svg:x2="9.601cm" svg:y2="10.851cm">
            <text:p/>
          </draw:line>
          <draw:custom-shape draw:style-name="gr11" draw:text-style-name="P6" draw:layer="layout" svg:width="4cm" svg:height="1cm" svg:x="7.601cm" svg:y="19.851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  <draw:page draw:name="page3" draw:style-name="dp1" draw:master-page-name="Padrão">
        <draw:g>
          <draw:custom-shape draw:style-name="gr2" draw:text-style-name="P3" draw:layer="layout" svg:width="4cm" svg:height="3cm" svg:x="8.5cm" svg:y="13.575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1.499cm" svg:height="3.749cm" draw:transform="rotate (-1.5707963267949) translate (14.25cm 17.325cm)" svg:viewBox="0 0 1500 3750" draw:points="0,0 1500,0 1500,3750">
            <text:p/>
          </draw:polyline>
          <draw:polyline draw:style-name="gr3" draw:text-style-name="P4" draw:layer="layout" svg:width="1.999cm" svg:height="3.749cm" draw:transform="rotate (-1.5707963267949) translate (10.5cm 17.825cm)" svg:viewBox="0 0 2000 3750" draw:points="0,3750 1000,3750 1000,0 2000,0">
            <text:p/>
          </draw:polyline>
          <draw:custom-shape draw:style-name="gr1" draw:text-style-name="P6" draw:layer="layout" svg:width="3.5cm" svg:height="2cm" svg:x="12.5cm" svg:y="16.075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999cm" draw:transform="rotate (-1.5707963267949) translate (14.25cm 15.075cm)" svg:viewBox="0 0 1000 2000" draw:points="0,2000 0,0 1000,0">
            <text:p/>
          </draw:polyline>
          <draw:frame draw:style-name="gr12" draw:text-style-name="P5" draw:layer="layout" svg:width="1.234cm" svg:height="0.725cm" svg:x="12.5cm" svg:y="14.3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7.266cm" svg:y="14.35cm">
            <draw:text-box>
              <text:p><text:span text:style-name="T3">false</text:span></text:p>
            </draw:text-box>
          </draw:frame>
          <draw:custom-shape draw:style-name="gr1" draw:text-style-name="P6" draw:layer="layout" svg:width="3.5cm" svg:height="2cm" svg:x="5cm" svg:y="16.075cm">
            <text:p text:style-name="P1"><text:span text:style-name="T2">“</text:span><text:span text:style-name="T2">G2 ou</text:span></text:p>
            <text:p text:style-name="P1"><text:span text:style-name="T2">Re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749cm" draw:transform="rotate (-1.5707963267949) translate (8.5cm 15.075cm)" svg:viewBox="0 0 1000 1750" draw:points="0,0 0,1750 1000,1750">
            <text:p/>
          </draw:polyline>
          <draw:custom-shape draw:style-name="gr10" draw:text-style-name="P6" draw:layer="layout" svg:width="3.5cm" svg:height="1.75cm" svg:x="8.75cm" svg:y="10.85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10.5cm" svg:y1="12.6cm" svg:x2="10.5cm" svg:y2="13.6cm">
            <text:p/>
          </draw:line>
          <draw:custom-shape draw:style-name="gr11" draw:text-style-name="P6" draw:layer="layout" svg:width="4cm" svg:height="1cm" svg:x="8.5cm" svg:y="8.85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10.5cm" svg:y1="9.85cm" svg:x2="10.5cm" svg:y2="10.85cm">
            <text:p/>
          </draw:line>
          <draw:custom-shape draw:style-name="gr11" draw:text-style-name="P6" draw:layer="layout" svg:width="4cm" svg:height="1cm" svg:x="8.499cm" svg:y="19.85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  <draw:page draw:name="page4" draw:style-name="dp1" draw:master-page-name="Padrão">
        <draw:g>
          <draw:custom-shape draw:style-name="gr2" draw:text-style-name="P3" draw:layer="layout" svg:width="4cm" svg:height="3cm" svg:x="10.375cm" svg:y="12.088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4.249cm" svg:height="3.749cm" draw:transform="rotate (-1.5707963267949) translate (16.125cm 16.088cm)" svg:viewBox="0 0 4250 3750" draw:points="0,0 4250,0 4250,3750">
            <text:p/>
          </draw:polyline>
          <draw:polyline draw:style-name="gr3" draw:text-style-name="P4" draw:layer="layout" svg:width="2.499cm" svg:height="7.499cm" draw:transform="rotate (-1.5707963267949) translate (12.375cm 18.838cm)" svg:viewBox="0 0 2500 7500" draw:points="0,7500 1500,7500 1500,0 2500,0">
            <text:p/>
          </draw:polyline>
          <draw:custom-shape draw:style-name="gr1" draw:text-style-name="P6" draw:layer="layout" svg:width="3.5cm" svg:height="2cm" svg:x="14.375cm" svg:y="14.588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999cm" draw:transform="rotate (-1.5707963267949) translate (16.125cm 13.588cm)" svg:viewBox="0 0 1000 2000" draw:points="0,2000 0,0 1000,0">
            <text:p/>
          </draw:polyline>
          <draw:frame draw:style-name="gr12" draw:text-style-name="P5" draw:layer="layout" svg:width="1.234cm" svg:height="0.725cm" svg:x="14.375cm" svg:y="12.863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9.141cm" svg:y="12.863cm">
            <draw:text-box>
              <text:p><text:span text:style-name="T3">false</text:span></text:p>
            </draw:text-box>
          </draw:frame>
          <draw:custom-shape draw:style-name="gr1" draw:text-style-name="P6" draw:layer="layout" svg:width="3.5cm" svg:height="2cm" svg:x="10.625cm" svg:y="17.088cm">
            <text:p text:style-name="P1"><text:span text:style-name="T2">“</text:span><text:span text:style-name="T2">G2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0.999cm" svg:height="1.749cm" draw:transform="rotate (-1.5707963267949) translate (10.375cm 13.588cm)" svg:viewBox="0 0 1000 1750" draw:points="0,0 0,1750 1000,1750">
            <text:p/>
          </draw:polyline>
          <draw:custom-shape draw:style-name="gr1" draw:text-style-name="P6" draw:layer="layout" svg:width="3.5cm" svg:height="2cm" svg:x="3.125cm" svg:y="17.088cm">
            <text:p text:style-name="P1"><text:span text:style-name="T2">“</text:span><text:span text:style-name="T2">Re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3" draw:layer="layout" svg:width="4cm" svg:height="3cm" svg:x="6.625cm" svg:y="14.588cm">
            <text:p text:style-name="P1"><text:span text:style-name="T2">g1 &gt;= 4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3" draw:text-style-name="P4" draw:layer="layout" svg:width="0.999cm" svg:height="1.999cm" draw:transform="rotate (-1.5707963267949) translate (12.375cm 16.088cm)" svg:viewBox="0 0 1000 2000" draw:points="0,2000 0,0 1000,0">
            <text:p/>
          </draw:polyline>
          <draw:frame draw:style-name="gr12" draw:text-style-name="P5" draw:layer="layout" svg:width="1.234cm" svg:height="0.725cm" svg:x="10.625cm" svg:y="15.363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5.391cm" svg:y="15.363cm">
            <draw:text-box>
              <text:p><text:span text:style-name="T3">false</text:span></text:p>
            </draw:text-box>
          </draw:frame>
          <draw:polyline draw:style-name="gr3" draw:text-style-name="P4" draw:layer="layout" svg:width="0.999cm" svg:height="1.749cm" draw:transform="rotate (-1.5707963267949) translate (6.625cm 16.088cm)" svg:viewBox="0 0 1000 1750" draw:points="0,0 0,1750 1000,1750">
            <text:p/>
          </draw:polyline>
          <draw:line draw:style-name="gr8" draw:text-style-name="P4" draw:layer="layout" svg:x1="12.375cm" svg:y1="18.838cm" svg:x2="12.375cm" svg:y2="20.338cm">
            <text:p/>
          </draw:line>
          <draw:custom-shape draw:style-name="gr10" draw:text-style-name="P6" draw:layer="layout" svg:width="3.5cm" svg:height="1.75cm" svg:x="10.625cm" svg:y="9.338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12.375cm" svg:y1="11.088cm" svg:x2="12.375cm" svg:y2="12.088cm">
            <text:p/>
          </draw:line>
          <draw:custom-shape draw:style-name="gr11" draw:text-style-name="P6" draw:layer="layout" svg:width="4cm" svg:height="1cm" svg:x="10.375cm" svg:y="7.338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12.375cm" svg:y1="8.338cm" svg:x2="12.375cm" svg:y2="9.338cm">
            <text:p/>
          </draw:line>
          <draw:custom-shape draw:style-name="gr11" draw:text-style-name="P6" draw:layer="layout" svg:width="4cm" svg:height="1cm" svg:x="10.374cm" svg:y="21.363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  <draw:page draw:name="page5" draw:style-name="dp1" draw:master-page-name="Padrão">
        <draw:g>
          <draw:custom-shape draw:style-name="gr2" draw:text-style-name="P3" draw:layer="layout" svg:width="4cm" svg:height="3cm" svg:x="9.625cm" svg:y="9.1cm">
            <text:p text:style-name="P1"><text:span text:style-name="T2">g1 &gt;= 7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8" draw:text-style-name="P4" draw:layer="layout" svg:width="1.749cm" svg:height="5.249cm" draw:transform="rotate (-1.5707963267949) translate (16.875cm 21.6cm)" svg:viewBox="0 0 1750 5250" draw:points="0,0 1750,0 1750,5250">
            <text:p/>
          </draw:polyline>
          <draw:polyline draw:style-name="gr3" draw:text-style-name="P4" draw:layer="layout" svg:width="2.499cm" svg:height="7.499cm" draw:transform="rotate (-1.5707963267949) translate (11.625cm 21.85cm)" svg:viewBox="0 0 2500 7500" draw:points="0,7500 1500,7500 1500,0 2500,0">
            <text:p/>
          </draw:polyline>
          <draw:custom-shape draw:style-name="gr1" draw:text-style-name="P6" draw:layer="layout" svg:width="3.5cm" svg:height="2cm" svg:x="15.125cm" svg:y="20.1cm">
            <text:p text:style-name="P1"><text:span text:style-name="T2">“</text:span><text:span text:style-name="T2">A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polyline draw:style-name="gr3" draw:text-style-name="P4" draw:layer="layout" svg:width="9.499cm" svg:height="3.499cm" draw:transform="rotate (-1.5707963267949) translate (16.875cm 10.6cm)" svg:viewBox="0 0 9500 3500" draw:points="0,3500 0,0 9500,0">
            <text:p/>
          </draw:polyline>
          <draw:frame draw:style-name="gr12" draw:text-style-name="P5" draw:layer="layout" svg:width="1.234cm" svg:height="0.725cm" svg:x="13.419cm" svg:y="9.82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8.625cm" svg:y="9.85cm">
            <draw:text-box>
              <text:p><text:span text:style-name="T3">false</text:span></text:p>
            </draw:text-box>
          </draw:frame>
          <draw:polyline draw:style-name="gr3" draw:text-style-name="P4" draw:layer="layout" svg:width="0.999cm" svg:height="1.999cm" draw:transform="rotate (-1.5707963267949) translate (9.875cm 10.6cm)" svg:viewBox="0 0 1000 2000" draw:points="0,0 0,2000 1000,2000">
            <text:p/>
          </draw:polyline>
          <draw:custom-shape draw:style-name="gr1" draw:text-style-name="P6" draw:layer="layout" svg:width="3.5cm" svg:height="2cm" svg:x="2.375cm" svg:y="20.1cm">
            <text:p text:style-name="P1"><text:span text:style-name="T2">“</text:span><text:span text:style-name="T2">Reprovado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3" draw:layer="layout" svg:width="4cm" svg:height="3cm" svg:x="5.875cm" svg:y="11.6cm">
            <text:p text:style-name="P1"><text:span text:style-name="T2">g1 &gt;= 4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style-name="gr3" draw:text-style-name="P4" draw:layer="layout" svg:width="0.999cm" svg:height="1.999cm" draw:transform="rotate (-1.5707963267949) translate (11.625cm 13.05cm)" svg:viewBox="0 0 1000 2000" draw:points="0,2000 0,0 1000,0">
            <text:p/>
          </draw:polyline>
          <draw:frame draw:style-name="gr12" draw:text-style-name="P5" draw:layer="layout" svg:width="1.234cm" svg:height="0.725cm" svg:x="9.641cm" svg:y="12.32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4.875cm" svg:y="12.35cm">
            <draw:text-box>
              <text:p><text:span text:style-name="T3">false</text:span></text:p>
            </draw:text-box>
          </draw:frame>
          <draw:polyline draw:style-name="gr3" draw:text-style-name="P4" draw:layer="layout" svg:width="6.999cm" svg:height="1.999cm" draw:transform="rotate (-1.5707963267949) translate (6.125cm 13.1cm)" svg:viewBox="0 0 7000 2000" draw:points="0,0 0,2000 7000,2000">
            <text:p/>
          </draw:polyline>
          <draw:custom-shape draw:style-name="gr10" draw:text-style-name="P6" draw:layer="layout" svg:width="3.5cm" svg:height="1.75cm" svg:x="9.875cm" svg:y="14.05cm">
            <text:p text:style-name="P1">g2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7" draw:layer="layout" svg:width="3.5cm" svg:height="1.75cm" svg:x="9.875cm" svg:y="16.85cm">
            <text:p text:style-name="P1"><text:span text:style-name="T4">media=</text:span></text:p>
            <text:p text:style-name="P1"><text:span text:style-name="T4">(g1+g2)/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7" draw:layer="layout" svg:width="4cm" svg:height="3cm" svg:x="9.625cm" svg:y="19.6cm">
            <text:p text:style-name="P1"><text:span text:style-name="T4">media &gt;= 5.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4" draw:layer="layout" svg:x1="11.625cm" svg:y1="18.6cm" svg:x2="11.625cm" svg:y2="19.6cm">
            <text:p/>
          </draw:line>
          <draw:line draw:style-name="gr3" draw:text-style-name="P4" draw:layer="layout" svg:x1="11.625cm" svg:y1="15.8cm" svg:x2="11.625cm" svg:y2="16.8cm">
            <text:p/>
          </draw:line>
          <draw:custom-shape draw:style-name="gr10" draw:text-style-name="P6" draw:layer="layout" svg:width="3.5cm" svg:height="1.75cm" svg:x="9.875cm" svg:y="6.35cm">
            <text:p text:style-name="P1">g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3" draw:text-style-name="P4" draw:layer="layout" svg:x1="11.625cm" svg:y1="8.1cm" svg:x2="11.625cm" svg:y2="9.1cm">
            <text:p/>
          </draw:line>
          <draw:custom-shape draw:style-name="gr11" draw:text-style-name="P6" draw:layer="layout" svg:width="4cm" svg:height="1cm" svg:x="9.625cm" svg:y="4.35cm">
            <text:p text:style-name="P1">INÍCIO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11.625cm" svg:y1="5.35cm" svg:x2="11.625cm" svg:y2="6.35cm">
            <text:p/>
          </draw:line>
          <draw:line draw:style-name="gr3" draw:text-style-name="P4" draw:layer="layout" svg:x1="13.375cm" svg:y1="21.1cm" svg:x2="15.125cm" svg:y2="21.1cm">
            <text:p/>
          </draw:line>
          <draw:frame draw:style-name="gr12" draw:text-style-name="P5" draw:layer="layout" svg:width="1.234cm" svg:height="0.725cm" svg:x="13.391cm" svg:y="20.35cm">
            <draw:text-box>
              <text:p><text:span text:style-name="T3">true</text:span></text:p>
            </draw:text-box>
          </draw:frame>
          <draw:frame draw:style-name="gr13" draw:text-style-name="P5" draw:layer="layout" svg:width="1.399cm" svg:height="0.725cm" svg:x="8.476cm" svg:y="20.35cm">
            <draw:text-box>
              <text:p><text:span text:style-name="T3">false</text:span></text:p>
            </draw:text-box>
          </draw:frame>
          <draw:custom-shape draw:style-name="gr11" draw:text-style-name="P6" draw:layer="layout" svg:width="4cm" svg:height="1cm" svg:x="9.625cm" svg:y="24.35cm">
            <text:p text:style-name="P1">FIM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3" draw:text-style-name="P4" draw:layer="layout" svg:x1="9.875cm" svg:y1="21.1cm" svg:x2="5.875cm" svg:y2="21.1cm">
            <text:p/>
          </draw:line>
        </draw:g>
      </draw:page>
      <draw:page draw:name="page6" draw:style-name="dp1" draw:master-page-name="Padrão">
        <draw:custom-shape draw:style-name="gr2" draw:text-style-name="P3" draw:layer="layout" svg:width="4cm" svg:height="3cm" svg:x="1.5cm" svg:y="9.25cm">
          <text:p text:style-name="P1"><text:span text:style-name="T2">Soltei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5.25cm" svg:y1="10.75cm" svg:x2="7.25cm" svg:y2="10.75cm">
          <text:p/>
        </draw:line>
        <draw:frame draw:style-name="gr12" draw:text-style-name="P5" draw:layer="layout" svg:width="1.234cm" svg:height="0.725cm" svg:x="5.294cm" svg:y="9.975cm">
          <draw:text-box>
            <text:p><text:span text:style-name="T3">true</text:span></text:p>
          </draw:text-box>
        </draw:frame>
        <draw:frame draw:style-name="gr13" draw:text-style-name="P5" draw:layer="layout" svg:width="1.399cm" svg:height="0.725cm" svg:x="3.5cm" svg:y="12.25cm">
          <draw:text-box>
            <text:p><text:span text:style-name="T3">false</text:span></text:p>
          </draw:text-box>
        </draw:frame>
        <draw:polyline draw:style-name="gr3" draw:text-style-name="P4" draw:layer="layout" svg:width="3.749cm" svg:height="3.749cm" draw:transform="rotate (-1.5707963267949) translate (7.25cm 12cm)" svg:viewBox="0 0 3750 3750" draw:points="0,3750 3750,3750 3750,0">
          <text:p/>
        </draw:polyline>
        <draw:custom-shape draw:style-name="gr2" draw:text-style-name="P3" draw:layer="layout" svg:width="4cm" svg:height="3cm" svg:x="7.25cm" svg:y="9.25cm">
          <text:p text:style-name="P1"><text:span text:style-name="T2">renda ≤</text:span></text:p>
          <text:p text:style-name="P1"><text:span text:style-name="T2">3200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3.5cm" svg:height="1.5cm" svg:x="13cm" svg:y="10cm">
          <text:p text:style-name="P1"><text:span text:style-name="T4">10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3.5cm" svg:y1="8.25cm" svg:x2="3.5cm" svg:y2="9.25cm">
          <text:p/>
        </draw:line>
        <draw:polyline draw:style-name="gr3" draw:text-style-name="P4" draw:layer="layout" svg:width="1.499cm" svg:height="3.749cm" draw:transform="rotate (-1.5707963267949) translate (13cm 11.75cm)" svg:viewBox="0 0 1500 3750" draw:points="0,3750 1500,3750 1500,0">
          <text:p/>
        </draw:polyline>
        <draw:line draw:style-name="gr3" draw:text-style-name="P4" draw:layer="layout" svg:x1="11cm" svg:y1="10.775cm" svg:x2="13cm" svg:y2="10.775cm">
          <text:p/>
        </draw:line>
        <draw:frame draw:style-name="gr12" draw:text-style-name="P5" draw:layer="layout" svg:width="1.234cm" svg:height="0.725cm" svg:x="11.044cm" svg:y="10cm">
          <draw:text-box>
            <text:p><text:span text:style-name="T3">true</text:span></text:p>
          </draw:text-box>
        </draw:frame>
        <draw:custom-shape draw:style-name="gr15" draw:text-style-name="P7" draw:layer="layout" svg:width="3.5cm" svg:height="1.5cm" svg:x="13cm" svg:y="12.5cm">
          <text:p text:style-name="P1"><text:span text:style-name="T4">25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3cm" svg:x="7.25cm" svg:y="14.25cm">
          <text:p text:style-name="P1"><text:span text:style-name="T2">renda ≤</text:span></text:p>
          <text:p text:style-name="P1"><text:span text:style-name="T2">6400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3.5cm" svg:height="1.5cm" svg:x="13cm" svg:y="15cm">
          <text:p text:style-name="P1"><text:span text:style-name="T4">10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3" draw:text-style-name="P4" draw:layer="layout" svg:width="1.499cm" svg:height="3.749cm" draw:transform="rotate (-1.5707963267949) translate (13cm 16.75cm)" svg:viewBox="0 0 1500 3750" draw:points="0,3750 1500,3750 1500,0">
          <text:p/>
        </draw:polyline>
        <draw:line draw:style-name="gr3" draw:text-style-name="P4" draw:layer="layout" svg:x1="11cm" svg:y1="15.775cm" svg:x2="13cm" svg:y2="15.775cm">
          <text:p/>
        </draw:line>
        <draw:frame draw:style-name="gr12" draw:text-style-name="P5" draw:layer="layout" svg:width="1.234cm" svg:height="0.725cm" svg:x="11.044cm" svg:y="15cm">
          <draw:text-box>
            <text:p><text:span text:style-name="T3">true</text:span></text:p>
          </draw:text-box>
        </draw:frame>
        <draw:custom-shape draw:style-name="gr15" draw:text-style-name="P7" draw:layer="layout" svg:width="3.5cm" svg:height="1.5cm" svg:x="13cm" svg:y="17.5cm">
          <text:p text:style-name="P1"><text:span text:style-name="T4">25% de</text:span></text:p>
          <text:p text:style-name="P1"><text:span text:style-name="T4">imp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5" draw:layer="layout" svg:width="1.399cm" svg:height="0.725cm" svg:x="9.25cm" svg:y="12.25cm">
          <draw:text-box>
            <text:p><text:span text:style-name="T3">false</text:span></text:p>
          </draw:text-box>
        </draw:frame>
        <draw:frame draw:style-name="gr13" draw:text-style-name="P5" draw:layer="layout" svg:width="1.399cm" svg:height="0.725cm" svg:x="9.25cm" svg:y="17.275cm">
          <draw:text-box>
            <text:p><text:span text:style-name="T3">false</text:span></text:p>
          </draw:text-box>
        </draw:frame>
        <draw:polyline draw:style-name="gr3" draw:text-style-name="P4" draw:layer="layout" svg:width="8.999cm" svg:height="1.499cm" draw:transform="rotate (-1.5707963267949) translate (18cm 10.75cm)" svg:viewBox="0 0 9000 1500" draw:points="0,1500 0,0 9000,0">
          <text:p/>
        </draw:polyline>
        <draw:line draw:style-name="gr3" draw:text-style-name="P4" draw:layer="layout" svg:x1="16.5cm" svg:y1="13.25cm" svg:x2="18cm" svg:y2="13.25cm">
          <text:p/>
        </draw:line>
        <draw:line draw:style-name="gr3" draw:text-style-name="P4" draw:layer="layout" svg:x1="16.5cm" svg:y1="15.75cm" svg:x2="18cm" svg:y2="15.75cm">
          <text:p/>
        </draw:line>
        <draw:line draw:style-name="gr3" draw:text-style-name="P4" draw:layer="layout" svg:x1="16.5cm" svg:y1="18.25cm" svg:x2="18cm" svg:y2="18.25cm">
          <text:p/>
        </draw:line>
      </draw:page>
      <draw:page draw:name="page7" draw:style-name="dp1" draw:master-page-name="Padrão">
        <draw:custom-shape draw:style-name="gr2" draw:text-style-name="P3" draw:layer="layout" svg:width="4cm" svg:height="3cm" svg:x="10.75cm" svg:y="9cm">
          <text:p text:style-name="P1"><text:span text:style-name="T2">Alaska ou</text:span></text:p>
          <text:p text:style-name="P1"><text:span text:style-name="T2">Hawai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3" draw:text-style-name="P4" draw:layer="layout" svg:width="0.749cm" svg:height="4.749cm" draw:transform="rotate (-1.5707963267949) translate (17.5cm 14.75cm)" svg:viewBox="0 0 750 4750" draw:points="0,0 750,0 750,4750">
          <text:p/>
        </draw:polyline>
        <draw:custom-shape draw:style-name="gr2" draw:text-style-name="P3" draw:layer="layout" svg:width="4cm" svg:height="3cm" svg:x="5cm" svg:y="9cm">
          <text:p text:style-name="P1"><text:span text:style-name="T2">Destino</text:span></text:p>
          <text:p text:style-name="P1"><text:span text:style-name="T2">EU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8cm" svg:x2="7cm" svg:y2="9cm">
          <text:p/>
        </draw:line>
        <draw:line draw:style-name="gr3" draw:text-style-name="P4" draw:layer="layout" svg:x1="7cm" svg:y1="11.5cm" svg:x2="7cm" svg:y2="13.25cm">
          <text:p/>
        </draw:line>
        <draw:line draw:style-name="gr3" draw:text-style-name="P4" draw:layer="layout" svg:x1="8.75cm" svg:y1="10.525cm" svg:x2="10.75cm" svg:y2="10.525cm">
          <text:p/>
        </draw:line>
        <draw:frame draw:style-name="gr12" draw:text-style-name="P5" draw:layer="layout" svg:width="1.234cm" svg:height="0.725cm" svg:x="8.794cm" svg:y="9.75cm">
          <draw:text-box>
            <text:p><text:span text:style-name="T3">true</text:span></text:p>
          </draw:text-box>
        </draw:frame>
        <draw:custom-shape draw:style-name="gr15" draw:text-style-name="P7" draw:layer="layout" svg:width="3.5cm" svg:height="1.5cm" svg:x="5.294cm" svg:y="13.25cm">
          <text:p text:style-name="P1"><text:span text:style-name="T4">custo = $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3.5cm" svg:height="1.5cm" svg:x="15.75cm" svg:y="13.25cm">
          <text:p text:style-name="P1"><text:span text:style-name="T4">custo = $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3.5cm" svg:height="1.5cm" svg:x="11cm" svg:y="13.25cm">
          <text:p text:style-name="P1"><text:span text:style-name="T4">custo = $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5" draw:layer="layout" svg:width="1.399cm" svg:height="0.725cm" svg:x="7cm" svg:y="12cm">
          <draw:text-box>
            <text:p><text:span text:style-name="T3">false</text:span></text:p>
          </draw:text-box>
        </draw:frame>
        <draw:polyline draw:style-name="gr3" draw:text-style-name="P4" draw:layer="layout" svg:width="2.749cm" svg:height="3.249cm" draw:transform="rotate (-1.5707963267949) translate (17.5cm 10.5cm)" svg:viewBox="0 0 2750 3250" draw:points="0,3250 0,0 2750,0">
          <text:p/>
        </draw:polyline>
        <draw:line draw:style-name="gr3" draw:text-style-name="P4" draw:layer="layout" svg:x1="7cm" svg:y1="14.75cm" svg:x2="7cm" svg:y2="16.5cm">
          <text:p/>
        </draw:line>
        <draw:frame draw:style-name="gr12" draw:text-style-name="P5" draw:layer="layout" svg:width="1.234cm" svg:height="0.725cm" svg:x="14.5cm" svg:y="9.775cm">
          <draw:text-box>
            <text:p><text:span text:style-name="T3">true</text:span></text:p>
          </draw:text-box>
        </draw:frame>
        <draw:line draw:style-name="gr3" draw:text-style-name="P4" draw:layer="layout" svg:x1="12.75cm" svg:y1="11.5cm" svg:x2="12.75cm" svg:y2="13.25cm">
          <text:p/>
        </draw:line>
        <draw:frame draw:style-name="gr13" draw:text-style-name="P5" draw:layer="layout" svg:width="1.399cm" svg:height="0.725cm" svg:x="12.75cm" svg:y="12cm">
          <draw:text-box>
            <text:p><text:span text:style-name="T3">false</text:span></text:p>
          </draw:text-box>
        </draw:frame>
        <draw:polyline draw:style-name="gr3" draw:text-style-name="P4" draw:layer="layout" svg:width="0.749cm" svg:height="5.749cm" draw:transform="rotate (-1.5707963267949) translate (12.75cm 14.75cm)" svg:viewBox="0 0 750 5750" draw:points="0,0 750,0 750,5750">
          <text:p/>
        </draw:polyline>
      </draw:page>
      <draw:page draw:name="page8" draw:style-name="dp1" draw:master-page-name="Padrão">
        <draw:polyline draw:style-name="gr3" draw:text-style-name="P4" draw:layer="layout" svg:width="13.499cm" svg:height="8.999cm" draw:transform="rotate (-1.5707963267949) translate (16cm 6.7cm)" svg:viewBox="0 0 13500 9000" draw:points="0,1750 0,0 13500,0 13500,9000">
          <text:p/>
        </draw:polyline>
        <draw:custom-shape draw:style-name="gr2" draw:text-style-name="P3" draw:layer="layout" svg:width="4cm" svg:height="3cm" svg:x="5cm" svg:y="13.6cm">
          <text:p text:style-name="P1"><text:span text:style-name="T2">T</text:span><text:span text:style-name="T2">e</text:span><text:span text:style-name="T2">s</text:span><text:span text:style-name="T2">t</text:span><text:span text:style-name="T2">e</text:span><text:span text:style-name="T2"> </text:span><text:span text:style-name="T2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16.1cm" svg:x2="7cm" svg:y2="17.85cm">
          <text:p/>
        </draw:line>
        <draw:line draw:style-name="gr3" draw:text-style-name="P4" draw:layer="layout" svg:x1="8.75cm" svg:y1="15.125cm" svg:x2="10.75cm" svg:y2="15.125cm">
          <text:p/>
        </draw:line>
        <draw:frame draw:style-name="gr12" draw:text-style-name="P5" draw:layer="layout" svg:width="1.234cm" svg:height="0.725cm" svg:x="8.794cm" svg:y="14.35cm">
          <draw:text-box>
            <text:p><text:span text:style-name="T3">true</text:span></text:p>
          </draw:text-box>
        </draw:frame>
        <draw:custom-shape draw:style-name="gr15" draw:text-style-name="P7" draw:layer="layout" svg:width="3.5cm" svg:height="1.5cm" svg:x="5.294cm" svg:y="17.95cm">
          <text:p text:style-name="P1"><text:span text:style-name="T4">Ramo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3.5cm" svg:height="1.5cm" svg:x="10.75cm" svg:y="10.2cm">
          <text:p text:style-name="P1"><text:span text:style-name="T4">R</text:span><text:span text:style-name="T4">a</text:span><text:span text:style-name="T4">m</text:span><text:span text:style-name="T4">o</text:span><text:span text:style-name="T4"> </text:span><text:span text:style-name="T4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3.5cm" svg:height="1.5cm" svg:x="10.75cm" svg:y="5.95cm">
          <text:p text:style-name="P1"><text:span text:style-name="T4">Ramo 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3" draw:text-style-name="P5" draw:layer="layout" svg:width="1.399cm" svg:height="0.725cm" svg:x="7cm" svg:y="16.6cm">
          <draw:text-box>
            <text:p><text:span text:style-name="T3">false</text:span></text:p>
          </draw:text-box>
        </draw:frame>
        <draw:line draw:style-name="gr3" draw:text-style-name="P4" draw:layer="layout" svg:x1="7cm" svg:y1="19.45cm" svg:x2="7cm" svg:y2="21.2cm">
          <text:p/>
        </draw:line>
        <draw:line draw:style-name="gr3" draw:text-style-name="P4" draw:layer="layout" svg:x1="14.25cm" svg:y1="15.2cm" svg:x2="16cm" svg:y2="15.2cm">
          <text:p/>
        </draw:line>
        <draw:custom-shape draw:style-name="gr2" draw:text-style-name="P3" draw:layer="layout" svg:width="4cm" svg:height="3cm" svg:x="5cm" svg:y="9.35cm">
          <text:p text:style-name="P1"><text:span text:style-name="T2">Teste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11.85cm" svg:x2="7cm" svg:y2="13.6cm">
          <text:p/>
        </draw:line>
        <draw:line draw:style-name="gr3" draw:text-style-name="P4" draw:layer="layout" svg:x1="8.75cm" svg:y1="10.875cm" svg:x2="10.75cm" svg:y2="10.875cm">
          <text:p/>
        </draw:line>
        <draw:frame draw:style-name="gr12" draw:text-style-name="P5" draw:layer="layout" svg:width="1.234cm" svg:height="0.725cm" svg:x="8.794cm" svg:y="10.1cm">
          <draw:text-box>
            <text:p><text:span text:style-name="T3">true</text:span></text:p>
          </draw:text-box>
        </draw:frame>
        <draw:frame draw:style-name="gr13" draw:text-style-name="P5" draw:layer="layout" svg:width="1.399cm" svg:height="0.725cm" svg:x="7cm" svg:y="12.35cm">
          <draw:text-box>
            <text:p><text:span text:style-name="T3">false</text:span></text:p>
          </draw:text-box>
        </draw:frame>
        <draw:custom-shape draw:style-name="gr2" draw:text-style-name="P3" draw:layer="layout" svg:width="4cm" svg:height="3cm" svg:x="5cm" svg:y="5.1cm">
          <text:p text:style-name="P1"><text:span text:style-name="T2">Teste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7.6cm" svg:x2="7cm" svg:y2="9.35cm">
          <text:p/>
        </draw:line>
        <draw:line draw:style-name="gr3" draw:text-style-name="P4" draw:layer="layout" svg:x1="8.75cm" svg:y1="6.625cm" svg:x2="10.75cm" svg:y2="6.625cm">
          <text:p/>
        </draw:line>
        <draw:frame draw:style-name="gr12" draw:text-style-name="P5" draw:layer="layout" svg:width="1.234cm" svg:height="0.725cm" svg:x="8.794cm" svg:y="5.85cm">
          <draw:text-box>
            <text:p><text:span text:style-name="T3">true</text:span></text:p>
          </draw:text-box>
        </draw:frame>
        <draw:frame draw:style-name="gr13" draw:text-style-name="P5" draw:layer="layout" svg:width="1.399cm" svg:height="0.725cm" svg:x="7cm" svg:y="8.1cm">
          <draw:text-box>
            <text:p><text:span text:style-name="T3">false</text:span></text:p>
          </draw:text-box>
        </draw:frame>
        <draw:line draw:style-name="gr3" draw:text-style-name="P4" draw:layer="layout" svg:x1="7cm" svg:y1="3.35cm" svg:x2="7cm" svg:y2="5.1cm">
          <text:p/>
        </draw:line>
        <draw:custom-shape draw:style-name="gr15" draw:text-style-name="P7" draw:layer="layout" svg:width="3.5cm" svg:height="1.5cm" svg:x="10.75cm" svg:y="14.45cm">
          <text:p text:style-name="P1"><text:span text:style-name="T4">Ramo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5cm" svg:y1="10.95cm" svg:x2="16cm" svg:y2="10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6T18:48:42.604562079</meta:creation-date>
    <dc:date>2023-03-29T11:13:04.274126949</dc:date>
    <meta:editing-duration>P3DT22H43M56S</meta:editing-duration>
    <meta:editing-cycles>7</meta:editing-cycles>
    <meta:generator>LibreOffice/6.1.5.2$Linux_X86_64 LibreOffice_project/10$Build-2</meta:generator>
    <meta:document-statistic meta:object-count="153"/>
  </office:meta>
</office:document-meta>
</file>